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ognition</text:p>
      <text:p text:style-name="P2">An ancient Irish fortress,</text:p>
      <text:p text:style-name="P2">its fences are made from spinal cords,</text:p>
      <text:p text:style-name="P2">a skull decorated with a 7.62mm third eye,</text:p>
      <text:p text:style-name="P2">atop the cords, a proof the previous resident</text:p>
      <text:p text:style-name="P2">was not a welcomed visitor.</text:p>
      <text:p text:style-name="P2"/>
      <text:p text:style-name="P2">Such is the fate of the greedy bastards</text:p>
      <text:p text:style-name="P2">who recognized the current lord of the castle</text:p>
      <text:p text:style-name="P2">only after he got rich and famous.</text:p>
      <text:p text:style-name="P2"/>
      <text:p text:style-name="P2">They thought if only they could come near to the</text:p>
      <text:p text:style-name="P2">cauldron, they can get their filthy hands on</text:p>
      <text:p text:style-name="P2">a tiny plate, <text:s/>a little speck of the hoard he amassed</text:p>
      <text:p text:style-name="P2">thanks to the wild imagination he possesses and his</text:p>
      <text:p text:style-name="P2">talent to express his word on a page.</text:p>
      <text:p text:style-name="P2"/>
      <text:p text:style-name="P2">He thought about sending pages to warn those</text:p>
      <text:p text:style-name="P2">vultures, give them a heads-up, 'don't come</text:p>
      <text:p text:style-name="P2">near my house, unless you</text:p>
      <text:p text:style-name="P2">knew me when I was in rags,</text:p>
      <text:p text:style-name="P2">counting every penny to somehow pay </text:p>
      <text:p text:style-name="P2">the bills...'</text:p>
      <text:p text:style-name="P2"/>
      <text:p text:style-name="P2">A mere precognition was in order,</text:p>
      <text:p text:style-name="P2">or a death-kiss from his Dragunov,</text:p>
      <text:p text:style-name="P2">like sheep, like cattle, they kept on pouring</text:p>
      <text:p text:style-name="P2">and gushing on his front gate, missing out</text:p>
      <text:p text:style-name="P2">how ecological he was in re-using their</text:p>
      <text:p text:style-name="P2">left overs and of their predecessors in building</text:p>
      <text:p text:style-name="P2">the new tier of walls surrounding the</text:p>
      <text:p text:style-name="P2">ancient fortress.</text:p>
      <text:p text:style-name="P2"/>
      <text:p text:style-name="P2">Let them come,</text:p>
      <text:p text:style-name="P2">those wretched damned fools,</text:p>
      <text:p text:style-name="P2"><text:soft-page-break/>the operation will be successful,</text:p>
      <text:p text:style-name="P2">even though the impatients will die,</text:p>
      <text:p text:style-name="P2">salvaging a dying planet does not</text:p>
      <text:p text:style-name="P2">necessarily means the salvation of its</text:p>
      <text:p text:style-name="P2">human inhabitants...</text:p>
      <text:p text:style-name="P2"/>
      <text:p text:style-name="P2">The western civilization got it all</text:p>
      <text:p text:style-name="P2">wrong, Honour precedes life</text:p>
      <text:p text:style-name="P2">in the order of values.</text:p>
      <text:p text:style-name="P2">This is not nature's decree</text:p>
      <text:p text:style-name="P2">but a pre-ordained sacrifice</text:p>
      <text:p text:style-name="P2">in the name of destiny,</text:p>
      <text:p text:style-name="P2">possibly answerable to Karma</text:p>
      <text:p text:style-name="P2">but preferably not in this lifetime.</text:p>
      <text:p text:style-name="P2">One shall rise, many should fall</text:p>
      <text:p text:style-name="P2">whoever said life is fair,</text:p>
      <text:p text:style-name="P2">only an aristocrat could be this delusioned.</text:p>
      <text:p text:style-name="P2"/>
      <text:p text:style-name="P2">You better check your camo-index before</text:p>
      <text:p text:style-name="P2">attempting an approach because he will</text:p>
      <text:p text:style-name="P2">be waiting for your arrival with a</text:p>
      <text:p text:style-name="P2">squinted eye on his sniper scope,</text:p>
      <text:p text:style-name="P2">you could call him trigger happy,</text:p>
      <text:p text:style-name="P2">though usually it's one shot, one kill</text:p>
      <text:p text:style-name="P2">so his happiness has quite a low-cone disperse spectru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oZooL Obliterator666</meta:initial-creator>
    <meta:creation-date>2010-09-18T00:36:19.21</meta:creation-date>
    <dc:date>2010-09-18T00:57:55.17</dc:date>
    <dc:creator>OoZooL Obliterator666</dc:creator>
    <meta:editing-duration>PT00H00M15S</meta:editing-duration>
    <meta:editing-cycles>1</meta:editing-cycles>
    <meta:generator>OpenOffice.org/3.2$Win32 OpenOffice.org_project/320m18$Build-9502</meta:generator>
    <meta:document-statistic meta:table-count="0" meta:image-count="0" meta:object-count="0" meta:page-count="2" meta:paragraph-count="53" meta:word-count="325" meta:character-count="1827"/>
  </office:meta>
</office:document-meta>
</file>